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248cm" fo:min-width="8.998cm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0.195cm" fo:min-width="0cm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3cm" svg:height="13.43cm" svg:x="3.921cm" svg:y="5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35cm" svg:height="0.635cm" svg:x="6.715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6.207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635cm" svg:height="0.635cm" svg:x="12.938cm" svg:y="17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635cm" svg:height="0.635cm" svg:x="16.97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635cm" svg:height="0.635cm" svg:x="13.981cm" svg:y="5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35cm" svg:height="0.635cm" svg:x="7.704cm" svg:y="17.74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119cm" svg:height="0.962cm" svg:x="8.533cm" svg:y="1.635cm">
          <draw:text-box>
            <text:p>Client</text:p>
          </draw:text-box>
        </draw:frame>
        <draw:frame draw:style-name="gr4" draw:text-style-name="P3" draw:layer="layout" svg:width="2.894cm" svg:height="0.962cm" svg:x="14.462cm" svg:y="5.191cm">
          <draw:text-box>
            <text:p>Node 10</text:p>
          </draw:text-box>
        </draw:frame>
        <draw:frame draw:style-name="gr4" draw:text-style-name="P3" draw:layer="layout" svg:width="2.894cm" svg:height="0.962cm" svg:x="17.518cm" svg:y="12.357cm">
          <draw:text-box>
            <text:p>Node 20</text:p>
          </draw:text-box>
        </draw:frame>
        <draw:frame draw:style-name="gr4" draw:text-style-name="P3" draw:layer="layout" svg:width="2.894cm" svg:height="0.962cm" svg:x="13.119cm" svg:y="18.226cm">
          <draw:text-box>
            <text:p>Node 30</text:p>
          </draw:text-box>
        </draw:frame>
        <draw:frame draw:style-name="gr4" draw:text-style-name="P3" draw:layer="layout" svg:width="2.894cm" svg:height="0.962cm" svg:x="3.594cm" svg:y="17.129cm">
          <draw:text-box>
            <text:p>Node 40</text:p>
          </draw:text-box>
        </draw:frame>
        <draw:frame draw:style-name="gr4" draw:text-style-name="P3" draw:layer="layout" svg:width="2.894cm" svg:height="0.962cm" svg:x="4.064cm" svg:y="5.229cm">
          <draw:text-box>
            <text:p>Node 50</text:p>
          </draw:text-box>
        </draw:frame>
        <draw:frame draw:style-name="gr4" draw:text-style-name="P3" draw:layer="layout" svg:width="2.475cm" svg:height="0.962cm" svg:x="6.858cm" svg:y="18.38cm">
          <draw:text-box>
            <text:p>Key 37</text:p>
          </draw:text-box>
        </draw:frame>
        <draw:frame draw:style-name="gr4" draw:text-style-name="P5" draw:layer="layout" svg:width="6.619cm" svg:height="1.361cm" svg:x="12.13cm" svg:y="19.196cm">
          <draw:text-box>
            <text:p text:style-name="P4"><text:span text:style-name="T1">“</text:span><text:span text:style-name="T1">I know that Key 37 belongs</text:span></text:p>
            <text:p text:style-name="P4"><text:span text:style-name="T1">at the next node, Node 40!”</text:span></text:p>
          </draw:text-box>
        </draw:frame>
        <draw:custom-shape draw:style-name="gr5" draw:text-style-name="P6" xml:id="id1" draw:id="id1" draw:layer="layout" svg:width="0.762cm" svg:height="0.889cm" svg:x="10.525cm" svg:y="2.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type="line" svg:x1="11.287cm" svg:y1="2.714cm" svg:x2="14.299cm" svg:y2="5.826cm" draw:start-shape="id1" draw:start-glue-point="7" draw:end-shape="id2" draw:end-glue-point="4" svg:d="M11287 2714l3012 3112" svg:viewBox="0 0 3013 3113">
          <text:p/>
        </draw:connector>
        <draw:connector draw:style-name="gr6" draw:text-style-name="P7" draw:layer="layout" draw:type="line" svg:x1="14.616cm" svg:y1="6.144cm" svg:x2="17.293cm" svg:y2="12.43cm" draw:start-shape="id2" draw:start-glue-point="10" draw:end-shape="id3" draw:end-glue-point="4" svg:d="M14616 6144l2677 6286" svg:viewBox="0 0 2678 6287">
          <text:p/>
        </draw:connector>
        <draw:connector draw:style-name="gr6" draw:text-style-name="P7" draw:layer="layout" draw:type="line" svg:x1="17.068cm" svg:y1="12.972cm" svg:x2="13.48cm" svg:y2="17.83cm" draw:start-shape="id3" draw:start-glue-point="7" draw:end-shape="id4" draw:end-glue-point="11" svg:d="M17068 12972l-3588 4858" svg:viewBox="0 0 3589 4859">
          <text:p/>
        </draw:connector>
        <draw:line draw:style-name="gr6" draw:text-style-name="P7" draw:layer="layout" svg:x1="13.192cm" svg:y1="17.764cm" svg:x2="10.906cm" svg:y2="3.159cm">
          <text:p/>
        </draw:line>
        <draw:frame draw:style-name="gr4" draw:text-style-name="P5" draw:layer="layout" svg:width="5.713cm" svg:height="0.806cm" svg:x="6.461cm" svg:y="10.652cm">
          <draw:text-box>
            <text:p text:style-name="P4"><text:span text:style-name="T1">“</text:span><text:span text:style-name="T1">Key 37 is on Node 40.”</text:span></text:p>
          </draw:text-box>
        </draw:frame>
        <draw:frame draw:style-name="gr7" draw:text-style-name="P5" draw:layer="layout" svg:width="4.318cm" svg:height="0.806cm" svg:x="15.953cm" svg:y="8.944cm">
          <draw:text-box>
            <text:p text:style-name="P4"><text:span text:style-name="T1">“</text:span><text:span text:style-name="T1">Lookup Key 37.”</text:span></text:p>
          </draw:text-box>
        </draw:frame>
        <draw:frame draw:style-name="gr7" draw:text-style-name="P5" draw:layer="layout" svg:width="4.318cm" svg:height="0.806cm" svg:x="12.557cm" svg:y="3.496cm">
          <draw:text-box>
            <text:p text:style-name="P4"><text:span text:style-name="T1">“</text:span><text:span text:style-name="T1">Lookup Key 37.”</text:span></text:p>
          </draw:text-box>
        </draw:frame>
        <draw:frame draw:style-name="gr7" draw:text-style-name="P5" draw:layer="layout" svg:width="4.318cm" svg:height="0.806cm" svg:x="15.224cm" svg:y="15.097cm">
          <draw:text-box>
            <text:p text:style-name="P4"><text:span text:style-name="T1">“</text:span><text:span text:style-name="T1">Lookup Key 37.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09:19:18.117000000</meta:creation-date>
    <dc:date>2015-05-26T09:37:13.094000000</dc:date>
    <meta:editing-duration>PT2M34S</meta:editing-duration>
    <meta:editing-cycles>1</meta:editing-cycles>
    <meta:document-statistic meta:object-count="24"/>
    <meta:generator>LibreOffice/4.4.0.3$Windows_x86 LibreOffice_project/de093506bcdc5fafd9023ee680b8c60e3e0645d7</meta:generator>
  </office:meta>
</office:document-meta>
</file>